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69d" officeooo:paragraph-rsid="0000469d"/>
    </style:style>
    <style:style style:name="P2" style:family="paragraph" style:parent-style-name="Standard">
      <style:text-properties officeooo:rsid="0016a85c" officeooo:paragraph-rsid="0004dde3"/>
    </style:style>
    <style:style style:name="P3" style:family="paragraph" style:parent-style-name="Standard">
      <style:text-properties officeooo:paragraph-rsid="0006a746"/>
    </style:style>
    <style:style style:name="P4" style:family="paragraph" style:parent-style-name="Standard">
      <style:text-properties officeooo:rsid="00074a3c" officeooo:paragraph-rsid="00074a3c"/>
    </style:style>
    <style:style style:name="P5" style:family="paragraph" style:parent-style-name="Standard">
      <style:text-properties fo:font-weight="bold" officeooo:rsid="0000469d" officeooo:paragraph-rsid="0000469d" style:font-weight-asian="bold" style:font-weight-complex="bold"/>
    </style:style>
    <style:style style:name="T1" style:family="text">
      <style:text-properties officeooo:rsid="00040a12"/>
    </style:style>
    <style:style style:name="T2" style:family="text">
      <style:text-properties officeooo:rsid="0016a85c"/>
    </style:style>
    <style:style style:name="T3" style:family="text">
      <style:text-properties style:font-name="sans-serif" fo:font-size="12.75pt" officeooo:rsid="000627e5"/>
    </style:style>
    <style:style style:name="T4" style:family="text">
      <style:text-properties style:font-name="Liberation Serif" fo:font-size="12.75pt" fo:font-weight="bold" style:font-weight-asian="bold" style:font-weight-complex="bold"/>
    </style:style>
    <style:style style:name="T5" style:family="text">
      <style:text-properties style:font-name="Liberation Serif" fo:font-size="12.75pt" fo:font-weight="bold" officeooo:rsid="000627e5" style:font-weight-asian="bold" style:font-weight-complex="bold"/>
    </style:style>
    <style:style style:name="T6" style:family="text">
      <style:text-properties style:font-name="Liberation Serif" fo:font-size="12.75pt" officeooo:rsid="0006a746"/>
    </style:style>
    <style:style style:name="T7" style:family="text">
      <style:text-properties style:font-name="Liberation Serif" fo:font-size="12.75pt" officeooo:rsid="00152a2c"/>
    </style:style>
    <style:style style:name="T8" style:family="text">
      <style:text-properties fo:font-weight="bold" officeooo:rsid="0016a85c" style:font-weight-asian="bold" style:font-weight-complex="bold"/>
    </style:style>
    <style:style style:name="T9" style:family="text">
      <style:text-properties officeooo:rsid="0006a7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Fbb.vodafone.com.gh</text:p>
      <text:p text:style-name="P4">empoerment</text:p>
      <text:p text:style-name="P4">acc name :Empoerment</text:p>
      <text:p text:style-name="P4">acc no:27451816</text:p>
      <text:p text:style-name="P1"/>
      <text:p text:style-name="P1">Subject: Prospective Msc student seeking to study <text:span text:style-name="T1">Data Mining </text:span></text:p>
      <text:p text:style-name="P1"/>
      <text:p text:style-name="P3"><text:span text:style-name="T2">I am a graduate <text:s/>form the university of Ghana with a major in Computer science and Physics. I have a 3.56 GPA <text:s/>(Last two years GPA). I am planning to attend graduate school in 2016, with a focus on data mining and analysis. I had the opportunity to read one of your articles on “Mining popular patterns for transactional databases” .I really enjoyed it, and it gave me many insight for my future research. <text:s/>I have been exploring graduate programs where I can work on database and data mining. <text:s/>My specific project will likely focus on <text:s/>“</text:span><text:span text:style-name="T8">Community mining : </text:span><text:span text:style-name="T4">from segmentation and targeting to fraud detectio</text:span><text:span text:style-name="T5">n</text:span><text:span text:style-name="T3">” </text:span><text:span text:style-name="T6">or <text:s/>you have a </text:span><text:span text:style-name="T7">any projects for which they are seeking graduate students </text:span><text:span text:style-name="T6">I will gladly accept.</text:span></text:p>
      <text:p text:style-name="P2">I hope you don’t mind my getting in touch, but I’d like to inquire whether you are currently accepting graduate students <text:span text:style-name="T9">at all</text:span>. <text:s/>If you are, would you willing to talk to me a bit more <text:span text:style-name="T9">Sir </text:span>. I have explored your department’s graduate school website in detail, and it seems like an excellent fit for me because of <text:span text:style-name="T9">the </text:span>emphasis on <text:span text:style-name="T9">data mining</text:span> and <text:span text:style-name="T9">analysis,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1:31:05.338175718</meta:creation-date>
    <meta:editing-duration>PT2H16M1S</meta:editing-duration>
    <meta:editing-cycles>4</meta:editing-cycles>
    <meta:generator>LibreOffice/4.2.8.2$Linux_X86_64 LibreOffice_project/420m0$Build-2</meta:generator>
    <dc:date>2015-08-20T14:45:57.757950931</dc:date>
    <meta:document-statistic meta:table-count="0" meta:image-count="0" meta:object-count="0" meta:page-count="1" meta:paragraph-count="7" meta:word-count="205" meta:character-count="1183" meta:non-whitespace-character-count="976"/>
  </office:meta>
</office:document-meta>
</file>